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2.3484in"/>
    </style:style>
    <style:style style:name="co4" style:family="table-column">
      <style:table-column-properties fo:break-before="auto" style:column-width="2.5453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835in" fo:break-before="auto" style:use-optimal-row-height="false"/>
    </style:style>
    <style:style style:name="ro4" style:family="table-row">
      <style:table-row-properties style:row-height="0.4346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2">
          <table:table-cell table:style-name="ce1" office:value-type="string">
            <text:p>index i</text:p>
          </table:table-cell>
          <table:table-cell/>
          <table:table-cell table:style-name="ce1" office:value-type="string">
            <text:p>result</text:p>
          </table:table-cell>
          <table:table-cell/>
        </table:table-row>
        <table:table-row table:style-name="ro3">
          <table:table-cell office:value-type="string">
            <text:p>I=0</text:p>
          </table:table-cell>
          <table:table-cell office:value-type="string">
            <text:p>Arr[0]=sHoRt</text:p>
          </table:table-cell>
          <table:table-cell office:value-type="string">
            <text:p>arr=[Short]</text:p>
          </table:table-cell>
          <table:table-cell/>
        </table:table-row>
        <table:table-row table:style-name="ro4">
          <table:table-cell office:value-type="string">
            <text:p>I=1</text:p>
          </table:table-cell>
          <table:table-cell office:value-type="string">
            <text:p>Arr[1]=AnD</text:p>
          </table:table-cell>
          <table:table-cell office:value-type="string">
            <text:p>arr=[And]</text:p>
          </table:table-cell>
          <table:table-cell/>
        </table:table-row>
        <table:table-row table:style-name="ro2">
          <table:table-cell office:value-type="string">
            <text:p>I=2</text:p>
          </table:table-cell>
          <table:table-cell office:value-type="string">
            <text:p>Arr[0]=sToUt</text:p>
          </table:table-cell>
          <table:table-cell office:value-type="string">
            <text:p>arr=[Stout]</text:p>
          </table:table-cell>
          <table:table-cell/>
        </table:table-row>
        <table:table-row table:style-name="ro5">
          <table:table-cell table:style-name="Default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10/17/2024</text:date>, <text:time>14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6S</meta:editing-duration>
    <meta:editing-cycles>3</meta:editing-cycles>
    <meta:generator>OpenOffice/4.1.15$Win32 OpenOffice.org_project/4115m2$Build-9813</meta:generator>
    <dc:date>2024-10-17T14:34:10.93</dc:date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